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1"/>
    </style:style>
    <style:style style:name="P2" style:family="paragraph" style:parent-style-name="Text_20_body">
      <style:text-properties style:font-name="DejaVu Sans1" officeooo:paragraph-rsid="0011af39"/>
    </style:style>
    <style:style style:name="P3" style:family="paragraph" style:parent-style-name="Text_20_body">
      <style:text-properties style:font-name="DejaVu Sans1" officeooo:paragraph-rsid="0013aea6"/>
    </style:style>
    <style:style style:name="T1" style:family="text">
      <style:text-properties fo:font-size="16pt" fo:font-weight="bold" style:font-size-asian="16pt" style:font-weight-asian="bold" style:font-size-complex="16pt" style:font-weight-complex="bold"/>
    </style:style>
    <style:style style:name="T2" style:family="text">
      <style:text-properties style:font-name="DejaVu Sans1"/>
    </style:style>
    <style:style style:name="T3" style:family="text">
      <style:text-properties style:font-name="DejaVu Sans1" officeooo:rsid="0011f669"/>
    </style:style>
    <style:style style:name="T4" style:family="text">
      <style:text-properties style:font-name="DejaVu Sans1" officeooo:rsid="0011c3f7"/>
    </style:style>
    <style:style style:name="T5" style:family="text">
      <style:text-properties fo:font-size="12pt" officeooo:rsid="00128c4c"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e Liberation Of Desire</text:span><text:line-break/><text:line-break/>Sexuality is one of the least understood aspects of human life. All have this desire,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line-break/><text:line-break/>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line-break/><text:line-break/>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text:soft-page-break/>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line-break/><text:line-break/>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line-break/><text:line-break/>By the time I graduated and arrived in India I was having very intense kundalini experiences. Nobody understood me except my mother and a few close friends. That soon changed when I arrived in India. I felt like I had arrived at a very special leari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line-break/><text:line-break/>This monk had told me his secrets of transmuting sexual desire on one of our first encounters. He said that he never repressed anything. I could see that this was true as he was very outspoken. He openly criticized the crusty theocracy around <text:soft-page-break/>him and told me with a hearty laugh that the order would probably end up killing their own saints some day. He was bold and always expressed himself openly, especially when stubborn or dogmatic people needed a little kick in the rear.<text:line-break/><text:line-break/>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ue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line-break/><text:line-break/>What he told me weren’t some exact, specific techniques to make a desire disappe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Perhaps he was closer to the “heroic” state of meditation in which there remain very few desires and one thereby begins to let go of all inhibitions. “All things come from god, how can anything harm me?” Although this is the attitude of the “heroic” yogi, it is also the motto of the sensualist who loses his/herself in these very same tendencies. Very few people can really become detached from desire without butchering themselves up on the inside with repressions and distortions.<text:line-break/><text:line-break/>The following account will help give us perspective on what is actually successful transmutation of an instinct as compared to what is simply repression and distortion that only further exacerbates and excites an instinct.<text:line-break/><text:line-break/>I once heard a conversation in which a certain high-ranking member of the order, K.,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turbans at the ashram. When I heard this I could not mentally process the information. I had been so close to many saintly monks and had such great respect for the order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text:soft-page-break/>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the order could all be a lie?” These were the voices inside of me that I didn’t want to hear. A month later was the famous Purulia Arms Drop in which the order monks tried to pull off an international arms deal. It failed miserably and I, because I was in the wrong place at the wrong time, found myself imprisoned, then put under house arrest while our case was scheduled for the Indian Supreme Court.<text:line-break/><text:line-break/>Just after the arms drop K. kicked me out of the hostel where I was staying because I was under surveillance and didn’t want the police anywhere near him. He was terrified.<text:line-break/><text:line-break/>Chidghananda became my closest guide as well as best friend. He accepted me into the hostel he managed the night K.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text:line-break/><text:line-break/>I asked Chidghananda about my dreams. I wanted to know if these were symbolic <text:soft-page-break/>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ireseas, the blind sage with healing powers who 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text:line-break/><text:line-break/>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 began to beg the guru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line-break/><text:line-break/>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za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text:soft-page-break/>problems. I believe Anandamurti showed K. this law of opposites to try to get him to change course. He knew that if he continued with his machismo, then he would harm others and himself.<text:line-break/><text:line-break/>So often one thinks that desires are fixed instincts that one can do very little to manage except let them express themselves freely. However, many brilliant spiritual geniuses have found ways to make the energy of desire serve their spiritual purposes. The same energy that can be discharging unconscious emotions in a blind impulse can be used to study how and why desires arise in the mind. This refined, highly charged and conscious mind is capable of penetrating very deep levels of being that not many people understand how to access. A celibate respects sexuality and understands that the production of healthy semen requires good health and a lot of physical and mental energy. A celibate also understands that repression is even more dangerous than excessive expression and creates even more disturbances in the mind than expression. Therefore, it is better for most yogis to have spiritual partners. He had friends who were celibate monastics but who later decided to marry and have a spiritual marriage. Actually, there is little difference between a chaste head of family and a celibate. One does not have to be completely celibate to be chaste. Sexual relations once a week have no negative effect on the mind or body. In fact, it is a healthy practice in which the male body naturally produces an excess of seminal fluid and sexual activities once a week that only neutralizes this accumulation and reduce the tensions created by such accumulation. Fasting also balances the creation of excessive seminal fluid. Sexual intercourse more once a week they begin to reduce spiritual vitality. However, there are some people whose spiritual lives are so full that they can begin to transcend sexuality by taking vows of absolute celibacy. By not repressing or expressing this energy, it is available for other uses. Simply by seeing clearly the emotional complexes and their reactions and compensations, one can become a friend of desire and release the desire of a dark corner of the mind where it has been pushed and neglected. This is true of all desires, not just of sexual desire. All of them are gods of a certain type; sex, anger, fear, passion … everyone of them wants something and have their place in existence as nature has given them such intensity. It is impossible to exist without some desire. Without desire, one leaves this world. While we are here, we just have to learn how to promote the desire for a more conscious level to know its true purpose. Like a focused laser, all mature desires are aligned in an exalted desire; a pure and unbreakable attraction towards the eternal blissful witness.<text:line-break/>The Soul Gazers<text:line-break/><text:line-break/>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line-break/><text:soft-page-break/><text:line-break/>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line-break/><text:line-break/>I was roaring with laughter at the irony. Here is a man sufficiently intelligent to peer into the soul of another with pure objectivity and compassion but because 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line-break/><text:line-break/>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line-break/><text:line-break/>“Opus Gei”<text:line-break/><text:line-break/>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text:line-break/><text:line-break/><text:soft-page-break/>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c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text:line-break/><text:line-break/>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line-break/><text:line-break/>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urs about the clergy of the old Church, but I never knew any of these people or was familiar with Catholicism. Later, I became friends with some more progressive Liberation Theology priests who were more honest about the hypocrisy of the supposed celibates. There is no spiritual vitality left in the church and most priests are really poorly adjusted people that don’t understand their natural impulses. The Catholic church with their very gay “Opus Dei” have propagated this plague for nearly 2000 years.<text:line-break/><text:line-break/>When “celibate” priests begin to manifest a sexuality that they themselves consider taboo, then the probability for an inappropriate “scandal” is quite high. I saw that people that really were not gay were later getting involved in gay relationships, both monks and nuns. And because they were not supposed to be sexually active, their sexual activity is not natural and free, but often involved <text:soft-page-break/>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line-break/><text:line-break/>Sexual Tantra -excerpt from A Name To The Nameless<text:line-break/><text:line-break/>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line-break/><text:line-break/>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line-break/><text:lin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text:line-break/><text:soft-page-break/><text:line-break/>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line-break/><text:line-break/>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p>
      <text:p text:style-name="P1"/>
      <text:p text:style-name="P2"><text:span text:style-name="T2"> </text:span><text:span text:style-name="T3">Subscribe to my mailing list by sending an email to </text:span><text:a xlink:type="simple" xlink:href="mailto: enckwilliam@protonmail.com?subject=Subscribe" text:style-name="Internet_20_link" text:visited-style-name="Visited_20_Internet_20_Link"><text:span text:style-name="T4">enckwilliam@protonmail.com</text:span></text:a></text:p>
      <text:p text:style-name="P2"> </text:p>
      <text:p text:style-name="P3"><text:a xlink:type="simple" xlink:href="https://mega.nz/folder/SdoxBAba#i0aGD1umAgKgi6zTagEmgg" text:style-name="Internet_20_link" text:visited-style-name="Visited_20_Internet_20_Link"><text:span text:style-name="T5"> </text:span></text:a><text:a xlink:type="simple" xlink:href="https://workdrive.zohoexternal.com/folder/pleth54c25c7fb36e4390a1307f31985b4bed" text:style-name="Internet_20_link" text:visited-style-name="Visited_20_Internet_20_Link"><text:span text:style-name="T5">All Essays And Book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09:17:24.058471627</meta:creation-date>
    <dc:date>2021-12-13T17:06:40.305548769</dc:date>
    <meta:editing-duration>PT11M15S</meta:editing-duration>
    <meta:editing-cycles>4</meta:editing-cycles>
    <meta:generator>LibreOffice/7.0.4.2$Linux_X86_64 LibreOffice_project/00$Build-2</meta:generator>
    <meta:document-statistic meta:table-count="0" meta:image-count="0" meta:object-count="0" meta:page-count="10" meta:paragraph-count="4" meta:word-count="5580" meta:character-count="32681" meta:non-whitespace-character-count="27068"/>
  </office:meta>
</office:document-meta>
</file>